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0.9898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Mittelwert</text:p>
          </table:table-cell>
        </table:table-row>
        <table:table-row table:style-name="ro1">
          <table:table-cell office:value-type="string">
            <text:p>s_L/m</text:p>
          </table:table-cell>
          <table:table-cell office:value-type="float" office:value="0.67">
            <text:p>0.67</text:p>
          </table:table-cell>
          <table:table-cell table:number-columns-repeated="2" office:value-type="float" office:value="0.86">
            <text:p>0.86</text:p>
          </table:table-cell>
          <table:table-cell/>
        </table:table-row>
        <table:table-row table:style-name="ro1">
          <table:table-cell office:value-type="string">
            <text:p>d_s/m</text:p>
          </table:table-cell>
          <table:table-cell office:value-type="float" office:value="0.01">
            <text:p>0.01</text:p>
          </table:table-cell>
          <table:table-cell office:value-type="float" office:value="0.005">
            <text:p>0.005</text:p>
          </table:table-cell>
          <table:table-cell office:value-type="float" office:value="0.002">
            <text:p>0.002</text:p>
          </table:table-cell>
          <table:table-cell/>
        </table:table-row>
        <table:table-row table:style-name="ro2">
          <table:table-cell office:value-type="string">
            <text:p>fehler s</text:p>
          </table:table-cell>
          <table:table-cell table:number-columns-repeated="3" office:value-type="float" office:value="0.0005">
            <text:p>0.0005</text:p>
          </table:table-cell>
          <table:table-cell/>
        </table:table-row>
        <table:table-row table:style-name="ro1">
          <table:table-cell office:value-type="string">
            <text:p>fehler d_s</text:p>
          </table:table-cell>
          <table:table-cell table:number-columns-repeated="3" office:value-type="float" office:value="0.0001">
            <text:p>0.0001</text:p>
          </table:table-cell>
          <table:table-cell/>
        </table:table-row>
        <table:table-row table:style-name="ro3">
          <table:table-cell office:value-type="string">
            <text:p>d </text:p>
          </table:table-cell>
          <table:table-cell table:number-columns-repeated="3" office:value-type="float" office:value="0.00000999">
            <text:p>0.00000999</text:p>
          </table:table-cell>
          <table:table-cell/>
        </table:table-row>
        <table:table-row table:style-name="ro3">
          <table:table-cell office:value-type="string">
            <text:p>Fehler d </text:p>
          </table:table-cell>
          <table:table-cell table:number-columns-repeated="3" office:value-type="float" office:value="0.00000001">
            <text:p>0.00000001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table:formula="of:=[.B3]/[.B6]*[.B1]/([.B2]/0.1-1)" office:value-type="float" office:value="351.22842140386">
            <text:p>351.2284214039</text:p>
          </table:table-cell>
          <table:table-cell table:formula="of:=[.C3]/[.C6]*[.C1]/([.C2]/0.1-1)" office:value-type="float" office:value="263.421316052895">
            <text:p>263.4213160529</text:p>
          </table:table-cell>
          <table:table-cell table:formula="of:=[.D3]/[.D6]*[.D1]/([.D2]/0.1-1)" office:value-type="float" office:value="184.394921237027">
            <text:p>184.394921237</text:p>
          </table:table-cell>
          <table:table-cell table:formula="of:=SUM([.B8:.D8])/3" office:value-type="float" office:value="266.348219564594">
            <text:p>266.3482195646</text:p>
          </table:table-cell>
        </table:table-row>
        <table:table-row table:style-name="ro1">
          <table:table-cell office:value-type="string">
            <text:p>Fehler R</text:p>
          </table:table-cell>
          <table:table-cell table:formula="of:=SQRT(POWER([.B3]*[.B4]/([.B6]*0.1)*POWER([.B2]/0.1-1;-2);2)+POWER([.B5]/[.B6]*POWER([.B2]/0.1-1;-1);2)+POWER([.B3]/([.B6]*[.B6])*[.B7]*POWER([.B2]/0.1-1;-1);2))" office:value-type="float" office:value="1.77162859342885">
            <text:p>1.7716285934</text:p>
          </table:table-cell>
          <table:table-cell table:formula="of:=SQRT(POWER([.C3]*[.C4]/([.C6]*0.1)*POWER([.C2]/0.1-1;-2);2)+POWER([.C5]/[.C6]*POWER([.C2]/0.1-1;-1);2)+POWER([.C3]/([.C6]*[.C6])*[.C7]*POWER([.C2]/0.1-1;-1);2))" office:value-type="float" office:value="1.31946674319611">
            <text:p>1.3194667432</text:p>
          </table:table-cell>
          <table:table-cell table:formula="of:=SQRT(POWER([.D3]*[.D4]/([.D6]*0.1)*POWER([.D2]/0.1-1;-2);2)+POWER([.D5]/[.D6]*POWER([.D2]/0.1-1;-1);2)+POWER([.D3]/([.D6]*[.D6])*[.D7]*POWER([.D2]/0.1-1;-1);2))" office:value-type="float" office:value="1.31748449045744">
            <text:p>1.3174844905</text:p>
          </table:table-cell>
          <table:table-cell table:formula="of:=SUM([.B9:.D9])/3" office:value-type="float" office:value="1.46952660902747">
            <text:p>1.469526609</text:p>
          </table:table-cell>
        </table:table-row>
        <table:table-row table:style-name="ro3">
          <table:table-cell table:style-name="ce1" table:number-columns-spanned="5" table:number-rows-spanned="2"/>
          <table:covered-table-cell table:number-columns-repeated="4"/>
        </table:table-row>
        <table:table-row table:style-name="ro3">
          <table:covered-table-cell table:number-columns-repeated="5"/>
        </table:table-row>
        <table:table-row table:style-name="ro3">
          <table:table-cell table:style-name="ce1" table:number-columns-spanned="5" table:number-rows-spanned="2"/>
          <table:covered-table-cell table:number-columns-repeated="4"/>
        </table:table-row>
        <table:table-row table:style-name="ro3"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20:03:52.777314867</meta:creation-date>
    <dc:date>2016-03-18T12:25:05</dc:date>
    <meta:editing-duration>PT14M1S</meta:editing-duration>
    <meta:editing-cycles>4</meta:editing-cycles>
    <meta:generator>LibreOffice/3.5$Linux_X86_64 LibreOffice_project/350m1$Build-2</meta:generator>
    <dc:creator>System User</dc:creator>
    <meta:document-statistic meta:table-count="1" meta:cell-count="39" meta:object-count="0"/>
  </office:meta>
</office:document-meta>
</file>